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9493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d735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288f6e" officeooo:paragraph-rsid="00288f6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2b99a6" officeooo:paragraph-rsid="002b99a6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d735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b99a6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30bee5" officeooo:paragraph-rsid="002b99a6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40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42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43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44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45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46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47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P48" style:family="paragraph" style:parent-style-name="Standard">
      <style:paragraph-properties fo:text-align="start" style:justify-single-word="false"/>
      <style:text-properties officeooo:rsid="0013a5ad" officeooo:paragraph-rsid="0029493f"/>
    </style:style>
    <style:style style:name="P49" style:family="paragraph" style:parent-style-name="Standard">
      <style:paragraph-properties fo:text-align="start" style:justify-single-word="false"/>
      <style:text-properties officeooo:rsid="0013a5ad" officeooo:paragraph-rsid="002d7356"/>
    </style:style>
    <style:style style:name="P5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9493f" style:font-size-asian="14pt" style:font-weight-asian="bold" style:font-size-complex="14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286c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style="normal" fo:font-weight="normal" officeooo:rsid="003286c4" officeooo:paragraph-rsid="003286c4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3286c4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30bee5"/>
    </style:style>
    <style:style style:name="P58" style:family="paragraph" style:parent-style-name="Standard">
      <style:paragraph-properties fo:text-align="start" style:justify-single-word="false"/>
      <style:text-properties officeooo:paragraph-rsid="003286c4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style:style style:name="T18" style:family="text">
      <style:text-properties officeooo:rsid="002abf86"/>
    </style:style>
    <style:style style:name="T19" style:family="text">
      <style:text-properties officeooo:rsid="002f6daf"/>
    </style:style>
    <style:style style:name="T20" style:family="text">
      <style:text-properties officeooo:rsid="0030bee5"/>
    </style:style>
    <style:style style:name="T21" style:family="text">
      <style:text-properties officeooo:rsid="003286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36"/>
      <text:p text:style-name="P36">Si no s'indica una altra cosa, el format d'entrega de tasques és en document PDF.</text:p>
      <text:p text:style-name="P3"/>
      <text:p text:style-name="P37">Cada dia de retard en l'entrega resta 0,5 punts de la nota.</text:p>
      <text:p text:style-name="P23"/>
      <text:p text:style-name="P23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4462082998692577236" text:style-name="L1">
        <text:list-item>
          <text:p text:style-name="P53">Nom </text:p>
        </text:list-item>
        <text:list-item>
          <text:p text:style-name="P53">Sistema operatiu del PC utilitzat a casa</text:p>
        </text:list-item>
      </text:list>
      <text:p text:style-name="P39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24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40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5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41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6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42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9"><text:a xlink:type="simple" xlink:href="https://paulinoposada.github.io/web_e/web_e_2425/documents/ta/ta_04_sol.pdf">Solució tasca 4</text:a></text:p>
      <text:p text:style-name="P27"/>
      <text:p text:style-name="P50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7"/>
      <text:p text:style-name="P17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7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9"><text:a xlink:type="simple" xlink:href="https://paulinoposada.github.io/web_e/web_e_2425/documents/ta/ta_05_sol.pdf">Solució tasca 5</text:a></text:p>
      <text:p text:style-name="P28"/>
      <text:p text:style-name="P28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8"/>
      <text:p text:style-name="P18"/>
      <text:p text:style-name="P18">Entregar en format pdf.<text:line-break/><text:line-break/>Indicar el nom en el full amb la tarea.</text:p>
      <text:p text:style-name="P18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9"><text:a xlink:type="simple" xlink:href="https://paulinoposada.github.io/web_e/web_e_2425/documents/ta/ta_06_sol.pdf">Solució tasca 6</text:a></text:p>
      <text:p text:style-name="P9"/>
      <text:p text:style-name="P30"/>
      <text:p text:style-name="P51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43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9"><text:a xlink:type="simple" xlink:href="https://paulinoposada.github.io/web_e/web_e_2425/documents/ta/ta_07_sol.pdf">Solució tasca 7</text:a></text:p>
      <text:p text:style-name="P31"/>
      <text:p text:style-name="P31"/>
      <text:p text:style-name="P31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44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9"><text:a xlink:type="simple" xlink:href="https://paulinoposada.github.io/web_e/web_e_2425/documents/ta/ta_08_sol.pdf">Solució tasca 8</text:a></text:p>
      <text:p text:style-name="P29"/>
      <text:p text:style-name="P29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45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20"><text:a xlink:type="simple" xlink:href="https://paulinoposada.github.io/web_e/web_e_2425/documents/ta/ta_09_sol.pdf">Solució tasca 9</text:a></text:p>
      <text:p text:style-name="P20"/>
      <text:p text:style-name="P20"/>
      <text:p text:style-name="P32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46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21"><text:a xlink:type="simple" xlink:href="https://paulinoposada.github.io/web_e/web_e_2425/documents/ta/ta_10_sol.pdf">Solució tasca 10</text:a></text:p>
      <text:p text:style-name="P13"/>
      <text:p text:style-name="P13"/>
      <text:p text:style-name="P33">Tasca <text:span text:style-name="T16">11</text:span>:</text:p>
      <text:p text:style-name="P14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7"/>
      <text:p text:style-name="P14">El termini d'entrega és di<text:span text:style-name="T17">mecres</text:span> <text:span text:style-name="T17">20</text:span>/<text:span text:style-name="T5">11</text:span>/24 .</text:p>
      <text:p text:style-name="P14"/>
      <text:p text:style-name="P21"><text:a xlink:type="simple" xlink:href="https://paulinoposada.github.io/web_e/web_e_2425/documents/ta/ta_11_sol.pdf">Solució tasca 11</text:a></text:p>
      <text:p text:style-name="P21"/>
      <text:p text:style-name="P21"/>
      <text:p text:style-name="P52">Tasca <text:span text:style-name="T16">12</text:span>:</text:p>
      <text:p text:style-name="P15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2.pdf"><text:span text:style-name="T5">exercici</text:span></text:a><text:span text:style-name="T5">.</text:span></text:p>
      <text:p text:style-name="P48"/>
      <text:p text:style-name="P15">El termini d'entrega és di<text:span text:style-name="T17">mecres</text:span> <text:span text:style-name="T18">09</text:span>/<text:span text:style-name="T18">04</text:span>/2<text:span text:style-name="T18">5</text:span> .</text:p>
      <text:p text:style-name="P15"/>
      <text:p text:style-name="P22"><text:a xlink:type="simple" xlink:href="https://paulinoposada.github.io/web_e/web_e_2425/documents/ta/ta_12_sol.pdf">Solució tasca 12</text:a></text:p>
      <text:p text:style-name="P35"/>
      <text:p text:style-name="P38"/>
      <text:p text:style-name="P34">Tasca <text:span text:style-name="T16">13</text:span>:</text:p>
      <text:p text:style-name="P16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3.pdf"><text:span text:style-name="T5">exercici</text:span></text:a><text:span text:style-name="T5">.</text:span></text:p>
      <text:p text:style-name="P49"/>
      <text:p text:style-name="P16">El termini d'entrega és di<text:span text:style-name="T17">mecres</text:span> <text:span text:style-name="T19">30</text:span>/<text:span text:style-name="T18">04</text:span>/2<text:span text:style-name="T18">5</text:span> .</text:p>
      <text:p text:style-name="P16"/>
      <text:p text:style-name="P57"><text:a xlink:type="simple" xlink:href="https://paulinoposada.github.io/web_e/web_e_2425/documents/ta/ta_13_sol.pdf"><text:span text:style-name="T20">Solució tasca 13</text:span></text:a></text:p>
      <text:p text:style-name="P57"/>
      <text:p text:style-name="P57"/>
      <text:p text:style-name="P56">Tasca <text:span text:style-name="T16">14</text:span>:</text:p>
      <text:p text:style-name="P55">Intentar solucionar els exercicis de la <text:a xlink:type="simple" xlink:href="https://paulinoposada.github.io/web_e/web_e_2425/documents/ta/ta_14.pdf">tasca 14</text:a> i comparar amb la <text:a xlink:type="simple" xlink:href="https://paulinoposada.github.io/web_e/web_e_2425/documents/ta/ta_14_sol.pdf">solució</text:a>.</text:p>
      <text:p text:style-name="P55"/>
      <text:p text:style-name="P55">Si hi ha dubtes, enviar un <text:span text:style-name="T9">corrreu electrònic a </text:span><text:a xlink:type="simple" xlink:href="mailto:pposada@cifpnauticopesquera.es"><text:span text:style-name="T9">pposada@cifpnauticopesquera.es</text:span></text:a><text:span text:style-name="T9">.</text:span></text:p>
      <text:p text:style-name="P54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25T19:07:11.112747948</dc:date>
    <meta:editing-duration>PT9M15S</meta:editing-duration>
    <meta:editing-cycles>41</meta:editing-cycles>
    <meta:document-statistic meta:table-count="0" meta:image-count="0" meta:object-count="0" meta:page-count="4" meta:paragraph-count="60" meta:word-count="482" meta:character-count="3081" meta:non-whitespace-character-count="2653"/>
  </office:meta>
</office:document-meta>
</file>